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PHP вам понадобятся следующие вещи:</text:p>
      <text:list xml:id="list7262259552766031806" text:style-name="L1">
        <text:list-item>
          <text:p text:style-name="P2"><text:span text:style-name="Strong_20_Emphasis">Текстовый редактор или интегрированная среда разработки (IDE)</text:span>: Выберите редактор кода, который вам нравится, например, Visual Studio Code, Sublime Text, PHPStorm или любой другой. IDE способствует удобству написания кода и предоставляет полезные функции, такие как подсветка синтаксиса, автодополнение и отладка.</text:p>
        </text:list-item>
        <text:list-item>
          <text:p text:style-name="P2"><text:span text:style-name="Strong_20_Emphasis">Установленный веб-сервер с поддержкой PHP</text:span>: Для локальной разработки у вас должен быть установлен и настроен веб-сервер, такой как Apache, Nginx или XAMPP, который включает в себя Apache, MySQL и PHP. XAMPP предоставляет легкую среду для начала работы с PHP и MySQL на вашем компьютере.</text:p>
        </text:list-item>
        <text:list-item>
          <text:p text:style-name="P2"><text:span text:style-name="Strong_20_Emphasis">Базовые знания HTML и CSS</text:span>: PHP используется для создания динамических веб-страниц, поэтому хорошо бы иметь базовое понимание HTML для разметки веб-страниц и CSS для стилизации.</text:p>
        </text:list-item>
        <text:list-item>
          <text:p text:style-name="P2"><text:span text:style-name="Strong_20_Emphasis">Основы программирования</text:span>: Хотя PHP доступен для новичков, понимание основных концепций программирования, таких как переменные, условные операторы и циклы, будет полезно.</text:p>
        </text:list-item>
        <text:list-item>
          <text:p text:style-name="P2"><text:span text:style-name="Strong_20_Emphasis">Доступ к ресурсам для обучения</text:span>: Интернет полон учебных ресурсов, таких как уроки на YouTube, онлайн-курсы на платформах типа Udemy или Coursera, а также официальная документация PHP на сайте php.net.</text:p>
        </text:list-item>
      </text:list>
      <text:p text:style-name="Text_20_body">Эти минимальные компоненты позволят вам начать изучать и использовать PHP для создания динамических веб-страниц и веб-приложений. По мере продвижения в изучении, вы можете изучать более продвинутые концепции и инструменты для создания более сложных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24:04.66</dc:date>
    <meta:document-statistic meta:table-count="0" meta:image-count="0" meta:object-count="0" meta:page-count="1" meta:paragraph-count="10" meta:word-count="215" meta:character-count="1555"/>
    <dc:creator>Dima Wide</dc:creator>
    <meta:user-defined meta:name="Info 1"/>
    <meta:user-defined meta:name="Info 2"/>
    <meta:user-defined meta:name="Info 3"/>
    <meta:user-defined meta:name="Info 4"/>
  </office:meta>
</office:document-meta>
</file>